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eb58" officeooo:paragraph-rsid="0019eb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FOR MY APP SOCIALAPP <text:s/>- FILE UPLOA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7:32:05.354000000</meta:creation-date>
    <dc:date>2022-05-03T17:32:49.443000000</dc:date>
    <meta:editing-duration>PT45S</meta:editing-duration>
    <meta:editing-cycles>1</meta:editing-cycles>
    <meta:document-statistic meta:table-count="0" meta:image-count="0" meta:object-count="0" meta:page-count="1" meta:paragraph-count="1" meta:word-count="11" meta:character-count="50" meta:non-whitespace-character-count="39"/>
    <meta:generator>LibreOffice/7.3.2.2$Windows_X86_64 LibreOffice_project/49f2b1bff42cfccbd8f788c8dc32c1c309559be0</meta:generator>
  </office:meta>
</office:document-meta>
</file>